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Microsoft Sans Serif" svg:font-family="'Microsoft Sans Serif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Sans Serif1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Nagłówek" style:family="table">
      <style:table-properties style:width="18.002cm" table:align="margins"/>
    </style:style>
    <style:style style:name="Nagłówek.A" style:family="table-column">
      <style:table-column-properties style:column-width="12.991cm" style:rel-column-width="47292*"/>
    </style:style>
    <style:style style:name="Nagłówek.B" style:family="table-column">
      <style:table-column-properties style:column-width="5.011cm" style:rel-column-width="18243*"/>
    </style:style>
    <style:style style:name="Nagłówek.A1" style:family="table-cell">
      <style:table-cell-properties fo:padding="0cm" fo:border="none"/>
    </style:style>
    <style:style style:name="Opisprojektu" style:family="table">
      <style:table-properties style:width="18.002cm" table:align="margins"/>
    </style:style>
    <style:style style:name="Opisprojektu.A" style:family="table-column">
      <style:table-column-properties style:column-width="18.002cm" style:rel-column-width="65535*"/>
    </style:style>
    <style:style style:name="Opisprojektu.A1" style:family="table-cell">
      <style:table-cell-properties fo:background-color="transparent" fo:padding="0cm" fo:border="none">
        <style:background-image/>
      </style:table-cell-properties>
    </style:style>
    <style:style style:name="Opisplatformy" style:family="table">
      <style:table-properties style:width="18.002cm" table:align="margins"/>
    </style:style>
    <style:style style:name="Opisplatformy.A" style:family="table-column">
      <style:table-column-properties style:column-width="18.002cm" style:rel-column-width="65535*"/>
    </style:style>
    <style:style style:name="Opisplatformy.A1" style:family="table-cell">
      <style:table-cell-properties fo:padding="0cm" fo:border="none"/>
    </style:style>
    <style:style style:name="Dziennik" style:family="table">
      <style:table-properties style:width="18.002cm" table:align="margins"/>
    </style:style>
    <style:style style:name="Dziennik.A" style:family="table-column">
      <style:table-column-properties style:column-width="3.491cm" style:rel-column-width="1979*"/>
    </style:style>
    <style:style style:name="Dziennik.B" style:family="table-column">
      <style:table-column-properties style:column-width="7.011cm" style:rel-column-width="3975*"/>
    </style:style>
    <style:style style:name="Dziennik.C" style:family="table-column">
      <style:table-column-properties style:column-width="7.5cm" style:rel-column-width="4252*"/>
    </style:style>
    <style:style style:name="Dziennik.A1" style:family="table-cell">
      <style:table-cell-properties fo:padding="0.199cm" fo:border-left="0.05pt solid #000000" fo:border-right="none" fo:border-top="0.05pt solid #000000" fo:border-bottom="0.05pt solid #000000"/>
    </style:style>
    <style:style style:name="Dziennik.C1" style:family="table-cell">
      <style:table-cell-properties fo:padding="0.199cm" fo:border="0.05pt solid #000000"/>
    </style:style>
    <style:style style:name="Dziennik.A2" style:family="table-cell">
      <style:table-cell-properties fo:padding="0.199cm" fo:border-left="0.05pt solid #000000" fo:border-right="none" fo:border-top="none" fo:border-bottom="0.05pt solid #000000"/>
    </style:style>
    <style:style style:name="Dziennik.C2" style:family="table-cell">
      <style:table-cell-properties fo:padding="0.19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line-height="130%"/>
      <style:text-properties style:font-name="Times New Roman" fo:font-size="12pt" fo:font-weight="bold" officeooo:rsid="000aa3a4" officeooo:paragraph-rsid="000aa3a4" style:font-size-asian="12pt" style:font-weight-asian="bold" style:font-size-complex="12pt" style:font-weight-complex="bold"/>
    </style:style>
    <style:style style:name="P2" style:family="paragraph" style:parent-style-name="Header">
      <style:paragraph-properties fo:line-height="130%"/>
      <style:text-properties style:font-name="Times New Roman" fo:font-size="12pt" officeooo:rsid="000aa3a4" officeooo:paragraph-rsid="0028e8af" style:font-size-asian="12pt" style:font-size-complex="12pt"/>
    </style:style>
    <style:style style:name="P3" style:family="paragraph" style:parent-style-name="Standard">
      <style:paragraph-properties fo:line-height="150%">
        <style:tab-stops>
          <style:tab-stop style:position="0cm" style:type="right"/>
        </style:tab-stops>
      </style:paragraph-properties>
      <style:text-properties style:font-name="Times New Roman" fo:font-size="14pt" officeooo:rsid="000aa3a4" officeooo:paragraph-rsid="000aa3a4" style:font-size-asian="12.25pt" style:font-size-complex="14pt"/>
    </style:style>
    <style:style style:name="P4" style:family="paragraph" style:parent-style-name="Standard">
      <style:paragraph-properties fo:line-height="130%">
        <style:tab-stops>
          <style:tab-stop style:position="0cm" style:type="right"/>
        </style:tab-stops>
      </style:paragraph-properties>
      <style:text-properties style:font-name="Times New Roman" fo:font-size="14pt" officeooo:rsid="000db1fb" officeooo:paragraph-rsid="000db1fb" style:font-size-asian="12.25pt" style:font-size-complex="14pt"/>
    </style:style>
    <style:style style:name="P5" style:family="paragraph" style:parent-style-name="Standard">
      <style:paragraph-properties fo:line-height="130%">
        <style:tab-stops>
          <style:tab-stop style:position="0cm" style:type="right"/>
        </style:tab-stops>
      </style:paragraph-properties>
      <style:text-properties style:font-name="Times New Roman" fo:font-size="14pt" officeooo:rsid="0010c7b8" officeooo:paragraph-rsid="0010c7b8" style:font-size-asian="12.25pt" style:font-size-complex="14pt"/>
    </style:style>
    <style:style style:name="P6" style:family="paragraph" style:parent-style-name="Standard">
      <style:paragraph-properties fo:line-height="130%">
        <style:tab-stops>
          <style:tab-stop style:position="0cm" style:type="right"/>
        </style:tab-stops>
      </style:paragraph-properties>
      <style:text-properties style:font-name="Times New Roman" fo:font-size="14pt" fo:font-weight="bold" officeooo:rsid="000db1fb" officeooo:paragraph-rsid="000db1fb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30%">
        <style:tab-stops>
          <style:tab-stop style:position="0cm" style:type="right"/>
        </style:tab-stops>
      </style:paragraph-properties>
      <style:text-properties style:font-name="Times New Roman" fo:font-size="14pt" fo:font-weight="bold" officeooo:rsid="0010c7b8" officeooo:paragraph-rsid="0010c7b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top="1.499cm" fo:margin-bottom="1.499cm" loext:contextual-spacing="false" fo:line-height="130%" fo:text-align="center" style:justify-single-word="false"/>
      <style:text-properties style:font-name="Times New Roman" fo:font-size="20pt" fo:font-weight="bold" officeooo:rsid="000752f7" officeooo:paragraph-rsid="000752f7" style:font-size-asian="20pt" style:font-weight-asian="bold" style:font-size-complex="20pt" style:font-weight-complex="bold"/>
    </style:style>
    <style:style style:name="P9" style:family="paragraph" style:parent-style-name="Table_20_Contents">
      <style:paragraph-properties fo:line-height="130%"/>
      <style:text-properties style:font-name="Times New Roman" fo:font-size="14pt" officeooo:rsid="000aa3a4" officeooo:paragraph-rsid="000aa3a4" style:font-size-asian="12.25pt" style:font-size-complex="14pt"/>
    </style:style>
    <style:style style:name="P10" style:family="paragraph" style:parent-style-name="Table_20_Contents">
      <style:text-properties style:font-name="Times New Roman" fo:font-size="14pt" officeooo:rsid="001c2323" officeooo:paragraph-rsid="001c2323" style:font-size-asian="12.25pt" style:font-size-complex="14pt"/>
    </style:style>
    <style:style style:name="P11" style:family="paragraph" style:parent-style-name="Table_20_Contents">
      <style:text-properties style:font-name="Times New Roman" fo:font-size="14pt" officeooo:rsid="0028e8af" officeooo:paragraph-rsid="0028e8af" style:font-size-asian="12.25pt" style:font-size-complex="14pt"/>
    </style:style>
    <style:style style:name="P12" style:family="paragraph" style:parent-style-name="Table_20_Contents">
      <style:paragraph-properties fo:line-height="130%"/>
      <style:text-properties style:font-name="Times New Roman" fo:font-size="14pt" fo:font-weight="bold" officeooo:rsid="000aa3a4" officeooo:paragraph-rsid="000aa3a4" style:font-size-asian="12.25pt" style:font-weight-asian="bold" style:font-size-complex="14pt" style:font-weight-complex="bold"/>
    </style:style>
    <style:style style:name="P13" style:family="paragraph" style:parent-style-name="Table_20_Contents">
      <style:text-properties style:font-name="Times New Roman" fo:font-size="14pt" fo:font-weight="bold" officeooo:rsid="001c2323" officeooo:paragraph-rsid="001c2323" style:font-size-asian="12.25pt" style:font-weight-asian="bold" style:font-size-complex="14pt" style:font-weight-complex="bold"/>
    </style:style>
    <style:style style:name="P14" style:family="paragraph" style:parent-style-name="Table_20_Contents">
      <style:paragraph-properties fo:line-height="130%" fo:text-align="start" style:justify-single-word="false"/>
      <style:text-properties style:font-name="Times New Roman" fo:font-size="14pt" fo:font-weight="normal" officeooo:rsid="0028d0b5" officeooo:paragraph-rsid="0028d0b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.4cm" loext:contextual-spacing="false" fo:line-height="130%" fo:break-before="page">
        <style:tab-stops>
          <style:tab-stop style:position="0cm" style:type="right"/>
        </style:tab-stops>
      </style:paragraph-properties>
      <style:text-properties style:font-name="Times New Roman" fo:font-size="16pt" fo:font-weight="bold" officeooo:rsid="0017e21b" officeooo:paragraph-rsid="0017e21b" fo:background-color="transparent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cm" fo:margin-bottom="0.4cm" loext:contextual-spacing="false" fo:line-height="130%">
        <style:tab-stops>
          <style:tab-stop style:position="0cm" style:type="right"/>
        </style:tab-stops>
      </style:paragraph-properties>
      <style:text-properties style:font-name="Times New Roman" fo:font-size="14pt" officeooo:rsid="0017e21b" officeooo:paragraph-rsid="0017e21b" style:font-size-asian="12.25pt" style:font-size-complex="14pt"/>
    </style:style>
    <style:style style:name="P17" style:family="paragraph" style:parent-style-name="Standard">
      <style:paragraph-properties fo:margin-top="0cm" fo:margin-bottom="0.4cm" loext:contextual-spacing="false" fo:line-height="130%">
        <style:tab-stops>
          <style:tab-stop style:position="0cm" style:type="right"/>
        </style:tab-stops>
      </style:paragraph-properties>
      <style:text-properties style:font-name="Times New Roman" fo:font-size="14pt" officeooo:rsid="0028e8af" officeooo:paragraph-rsid="0028e8af" style:font-size-asian="12.25pt" style:font-size-complex="14pt"/>
    </style:style>
    <style:style style:name="P18" style:family="paragraph" style:parent-style-name="Standard">
      <style:paragraph-properties fo:margin-top="0cm" fo:margin-bottom="0.4cm" loext:contextual-spacing="false" fo:line-height="130%">
        <style:tab-stops>
          <style:tab-stop style:position="0cm" style:type="right"/>
        </style:tab-stops>
      </style:paragraph-properties>
      <style:text-properties style:font-name="Times New Roman" fo:font-size="16pt" fo:font-weight="bold" officeooo:rsid="0017e21b" officeooo:paragraph-rsid="0017e21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cm" fo:margin-bottom="0.4cm" loext:contextual-spacing="false" fo:line-height="130%">
        <style:tab-stops>
          <style:tab-stop style:position="0cm" style:type="right"/>
        </style:tab-stops>
      </style:paragraph-properties>
      <style:text-properties style:font-name="Times New Roman" fo:font-size="16pt" fo:font-weight="bold" officeooo:rsid="001be866" officeooo:paragraph-rsid="001be866" style:font-size-asian="16pt" style:font-weight-asian="bold" style:font-size-complex="16pt" style:font-weight-complex="bold"/>
    </style:style>
    <style:style style:name="P20" style:family="paragraph" style:parent-style-name="Standard" style:list-style-name="L1">
      <style:paragraph-properties fo:line-height="130%">
        <style:tab-stops>
          <style:tab-stop style:position="0cm" style:type="right"/>
        </style:tab-stops>
      </style:paragraph-properties>
      <style:text-properties style:font-name="Times New Roman" fo:font-size="14pt" officeooo:rsid="0028e8af" officeooo:paragraph-rsid="0028e8af" style:font-size-asian="12.25pt" style:font-size-complex="14pt"/>
    </style:style>
    <style:style style:name="P21" style:family="paragraph" style:parent-style-name="Standard">
      <style:paragraph-properties fo:margin-top="0cm" fo:margin-bottom="0.4cm" loext:contextual-spacing="false" fo:line-height="130%">
        <style:tab-stops>
          <style:tab-stop style:position="0cm" style:type="right"/>
        </style:tab-stops>
      </style:paragraph-properties>
      <style:text-properties fo:color="#000000" style:font-name="Consolas" fo:font-size="10pt" officeooo:rsid="002b45f8" officeooo:paragraph-rsid="002b45f8" fo:background-color="#e8f2fe" style:font-size-asian="10pt" style:font-size-complex="14pt"/>
    </style:style>
    <style:style style:name="P22" style:family="paragraph" style:parent-style-name="Standard" style:list-style-name="L2">
      <style:paragraph-properties fo:margin-top="0cm" fo:margin-bottom="0.4cm" loext:contextual-spacing="false" fo:line-height="130%">
        <style:tab-stops>
          <style:tab-stop style:position="0cm" style:type="right"/>
        </style:tab-stops>
      </style:paragraph-properties>
      <style:text-properties style:font-name="Times New Roman" fo:font-size="14pt" officeooo:rsid="0029daae" officeooo:paragraph-rsid="0029daae" style:font-size-asian="12.25pt" style:font-size-complex="14pt"/>
    </style:style>
    <style:style style:name="P23" style:family="paragraph" style:parent-style-name="Standard">
      <style:paragraph-properties fo:margin-top="0cm" fo:margin-bottom="0.4cm" loext:contextual-spacing="false" fo:line-height="130%">
        <style:tab-stops>
          <style:tab-stop style:position="0cm" style:type="right"/>
        </style:tab-stops>
      </style:paragraph-properties>
      <style:text-properties style:font-name="Times New Roman" fo:font-size="14pt" officeooo:rsid="002b45f8" officeooo:paragraph-rsid="002f2f55" style:font-size-asian="12.25pt" style:font-size-complex="14pt"/>
    </style:style>
    <style:style style:name="P24" style:family="paragraph" style:parent-style-name="Standard">
      <style:paragraph-properties fo:margin-top="0cm" fo:margin-bottom="0.4cm" loext:contextual-spacing="false" fo:line-height="130%">
        <style:tab-stops>
          <style:tab-stop style:position="0cm" style:type="right"/>
        </style:tab-stops>
      </style:paragraph-properties>
      <style:text-properties style:font-name="Times New Roman" fo:font-size="14pt" officeooo:rsid="002cbf2e" officeooo:paragraph-rsid="002f2f55" style:font-size-asian="12.25pt" style:font-size-complex="14pt"/>
    </style:style>
    <style:style style:name="P25" style:family="paragraph" style:parent-style-name="Standard">
      <style:paragraph-properties fo:margin-top="0cm" fo:margin-bottom="0.4cm" loext:contextual-spacing="false" fo:line-height="130%">
        <style:tab-stops>
          <style:tab-stop style:position="0cm" style:type="right"/>
        </style:tab-stops>
      </style:paragraph-properties>
      <style:text-properties style:font-name="Times New Roman" fo:font-size="14pt" fo:font-style="italic" officeooo:rsid="002cbf2e" officeooo:paragraph-rsid="002f2f55" style:font-size-asian="12.25pt" style:font-style-asian="italic" style:font-size-complex="14pt" style:font-style-complex="italic"/>
    </style:style>
    <style:style style:name="P26" style:family="paragraph" style:parent-style-name="Standard">
      <style:paragraph-properties fo:margin-top="0cm" fo:margin-bottom="0.4cm" loext:contextual-spacing="false" fo:line-height="130%">
        <style:tab-stops>
          <style:tab-stop style:position="0cm" style:type="right"/>
        </style:tab-stops>
      </style:paragraph-properties>
      <style:text-properties style:font-name="Times New Roman" fo:font-size="14pt" fo:font-style="italic" officeooo:rsid="002b45f8" officeooo:paragraph-rsid="002f2f55" style:font-size-asian="12.25pt" style:font-style-asian="italic" style:font-size-complex="14pt" style:font-style-complex="italic"/>
    </style:style>
    <style:style style:name="P27" style:family="paragraph" style:parent-style-name="Standard">
      <style:paragraph-properties fo:margin-top="0cm" fo:margin-bottom="0.4cm" loext:contextual-spacing="false" fo:line-height="130%">
        <style:tab-stops>
          <style:tab-stop style:position="0cm" style:type="right"/>
        </style:tab-stops>
      </style:paragraph-properties>
      <style:text-properties style:font-name="Times New Roman" fo:font-size="14pt" fo:font-style="normal" fo:font-weight="normal" officeooo:rsid="002f2f55" officeooo:paragraph-rsid="002f2f55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Table_20_Contents">
      <style:text-properties style:font-name="Times New Roman" fo:font-size="14pt" officeooo:rsid="0031189e" officeooo:paragraph-rsid="0031189e" style:font-size-asian="12.25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e996" style:font-weight-asian="normal" style:font-weight-complex="normal"/>
    </style:style>
    <style:style style:name="T3" style:family="text">
      <style:text-properties officeooo:rsid="0028d0b5"/>
    </style:style>
    <style:style style:name="T4" style:family="text">
      <style:text-properties style:font-name="Times New Roman1" officeooo:rsid="0012de05"/>
    </style:style>
    <style:style style:name="T5" style:family="text">
      <style:text-properties officeooo:rsid="0012de05"/>
    </style:style>
    <style:style style:name="T6" style:family="text">
      <style:text-properties officeooo:rsid="00113fe8"/>
    </style:style>
    <style:style style:name="T7" style:family="text">
      <style:text-properties officeooo:rsid="00255a2a"/>
    </style:style>
    <style:style style:name="T8" style:family="text">
      <style:text-properties officeooo:rsid="002f2f5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329cc9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kumentacja projektu dla studentów informatyki</text:p>
      <table:table table:name="Nagłówek" table:style-name="Nagłówek">
        <table:table-column table:style-name="Nagłówek.A"/>
        <table:table-column table:style-name="Nagłówek.B"/>
        <table:table-row>
          <table:table-cell table:style-name="Nagłówek.A1" office:value-type="string">
            <text:p text:style-name="P12">Tytuł projektu:</text:p>
            <text:p text:style-name="P9"><text:span text:style-name="T3">Zbiory</text:span></text:p>
          </table:table-cell>
          <table:table-cell table:style-name="Nagłówek.A1" office:value-type="string">
            <text:p text:style-name="P14">06.06.2016</text:p>
          </table:table-cell>
        </table:table-row>
      </table:table>
      <text:p text:style-name="P3"/>
      <text:p text:style-name="P6">Opis projektu:</text:p>
      <table:table table:name="Opisprojektu" table:style-name="Opisprojektu">
        <table:table-column table:style-name="Opisprojektu.A"/>
        <table:table-row>
          <table:table-cell table:style-name="Opisprojektu.A1" office:value-type="string">
            <text:p text:style-name="P11">Implementacja klasy obsługującej zbiory wraz z podstawowymi operacjami na zbiorach, m.in. suma, <text:span text:style-name="T10">przecięcie</text:span>, <text:span text:style-name="T10">część wspólna,</text:span> różnica, <text:span text:style-name="T10">różnica symetryczna</text:span>.</text:p>
          </table:table-cell>
        </table:table-row>
      </table:table>
      <text:p text:style-name="P4"/>
      <text:p text:style-name="P6">Opis platformy na której został wykonany projekt <text:span text:style-name="T1">(system operacyjny, język programowania, biblioteki i inne </text:span><text:span text:style-name="T2">elementy</text:span><text:span text:style-name="T1"> wymagane do uruchomienia projektu)</text:span>:</text:p>
      <table:table table:name="Opisplatformy" table:style-name="Opisplatformy">
        <table:table-column table:style-name="Opisplatformy.A"/>
        <table:table-row>
          <table:table-cell table:style-name="Opisplatformy.A1" office:value-type="string">
            <text:p text:style-name="P11">Aplikacja została wykonana na systemie operacyjnym Windows 7 w języku Java. W projekcje została użyta biblioteka służąca do testów jednostkowych Junit <text:span text:style-name="T10">oraz wtyczki służące do dokumentacji – JavaDoc, raportów – Checkstyle, PMD</text:span>.</text:p>
          </table:table-cell>
        </table:table-row>
      </table:table>
      <text:p text:style-name="P4"/>
      <text:p text:style-name="P7">Studenci <text:span text:style-name="T6">biorący udział w projekcie</text:span>:</text:p>
      <text:list xml:id="list5718115315218110851" text:style-name="L1">
        <text:list-item>
          <text:p text:style-name="P20">Radosław Bednarczyk</text:p>
        </text:list-item>
        <text:list-item>
          <text:p text:style-name="P20">Krzysztof Chruściel</text:p>
        </text:list-item>
        <text:list-item>
          <text:p text:style-name="P20">Marcin Słota</text:p>
        </text:list-item>
      </text:list>
      <text:p text:style-name="P5"/>
      <text:p text:style-name="P15">1.<text:tab/>Projekt</text:p>
      <text:p text:style-name="P17">Klasa pozwala na wykonywanie prostych działań na zbiorach. <text:span text:style-name="T8">Najważniejszymi są część wspólna zbiorów, różnica symetryczna zbiorów, przecięcie zbiorów, różnica zbiorów. Ważnymi procedurami są również te odpowiedzialne za dodawania, usuwanie elementów ze zbiorów. Znajdują się w tej klasie także takie, które pozwalają sprawdzać, czy elementy w zbiorze są unikalne oraz czy zbiór jest pusty.</text:span></text:p>
      <text:p text:style-name="P18">2.<text:tab/>Implementacja</text:p>
      <text:p text:style-name="P23">Sprawdzenie unikalnych elementów:</text:p>
      <text:p text:style-name="P23">private void checkUnique(E element)</text:p>
      <text:p text:style-name="P23">Tworzenie części wspólnej zbiorów:</text:p>
      <text:p text:style-name="P23">public OwnSet unionOfSets(OwnSet setToCheck)</text:p>
      <text:p text:style-name="P23">Tworzenie różnicy symetrycznej zbiorów:</text:p>
      <text:p text:style-name="P23">public OwnSet symmetricDifferenceOfSets(OwnSet setToCheck)</text:p>
      <text:p text:style-name="P23">Tworzenie przecięcia zbiorów:</text:p>
      <text:p text:style-name="P23">public OwnSet intersectionOfSets(OwnSet setToCheck)</text:p>
      <text:p text:style-name="P23">Tworzenie różnicy zbiorów:</text:p>
      <text:p text:style-name="P23">public OwnSet differenceOfSets(OwnSet setToCheck)</text:p>
      <text:p text:style-name="P23">Pobranie listy:</text:p>
      <text:p text:style-name="P23">public List&lt;Integer&gt; getList()</text:p>
      <text:p text:style-name="P23">Pobranie rozmiaru listy:</text:p>
      <text:p text:style-name="P23">public int size()</text:p>
      <text:p text:style-name="P23">Sprawdzenie, czy lista jest pusta:</text:p>
      <text:p text:style-name="P23"><text:soft-page-break/>public boolean isEmpty()</text:p>
      <text:p text:style-name="P23">Sprawdzenie, czy lista zawiera obiekt:</text:p>
      <text:p text:style-name="P26">public boolean contains(Object o)</text:p>
      <text:p text:style-name="P23">Iterowanie po obiektach listy:</text:p>
      <text:p text:style-name="P26">public Iterator&lt;E&gt; iterator()</text:p>
      <text:p text:style-name="P23">Zapisanie listy do tablicy:</text:p>
      <text:p text:style-name="P26">public &lt;T&gt; T[] toArray(T[] a)</text:p>
      <text:p text:style-name="P23">Dodawanie elementu do listy:</text:p>
      <text:p text:style-name="P26">public boolean add(E e)</text:p>
      <text:p text:style-name="P23">Usuwanie elementu z listy:</text:p>
      <text:p text:style-name="P26">public boolean remove(Object o)</text:p>
      <text:p text:style-name="P23">Sprawdzanie, czy lista zawiera kolekcję:</text:p>
      <text:p text:style-name="P26">public boolean containsAll(Collection&lt;?&gt; c)</text:p>
      <text:p text:style-name="P24">Dodanie do listy całej kolekcji:</text:p>
      <text:p text:style-name="P25">public boolean addAll(Collection&lt;? Extends E&gt; c)</text:p>
      <text:p text:style-name="P24">Zachowanie obiektów listy:</text:p>
      <text:p text:style-name="P25">public boolean retainAll(Collection&lt;?&gt; c)</text:p>
      <text:p text:style-name="P24">Usunięcie kolekcji z listy:</text:p>
      <text:p text:style-name="P25">public boolean removeAll(Collection&lt;?&gt; c)</text:p>
      <text:p text:style-name="P24">Czyszczenie listy:</text:p>
      <text:p text:style-name="P25">public void clear()</text:p>
      <text:p text:style-name="P18"><text:soft-page-break/>3.<text:tab/>Testy <text:span text:style-name="T7">i uruchomienie</text:span></text:p>
      <text:p text:style-name="P27">Aplikacja została wykonana jako projekt Maven. Przy jej budowaniu poleceniem <text:span text:style-name="T9">mvn build </text:span>uruchamiają się testy oraz pluginy odpowiedzialne za tworzenie raportów. Podczas budowania projektu tworzą się również JavaDocs.</text:p>
      <text:p text:style-name="P21"/>
      <text:p text:style-name="P18">Załączniki</text:p>
      <text:list xml:id="list6533645984752579217" text:style-name="L2">
        <text:list-item>
          <text:p text:style-name="P22">2016.4.AWPTO.Bednarczyk,Chrusciel,Slota.zip – archiwum z projektem</text:p>
        </text:list-item>
      </text:list>
      <text:p text:style-name="P19">Dziennik programisty</text:p>
      <table:table table:name="Dziennik" table:style-name="Dziennik">
        <table:table-column table:style-name="Dziennik.A"/>
        <table:table-column table:style-name="Dziennik.B"/>
        <table:table-column table:style-name="Dziennik.C"/>
        <table:table-row>
          <table:table-cell table:style-name="Dziennik.A1" office:value-type="string">
            <text:p text:style-name="P13">Data</text:p>
          </table:table-cell>
          <table:table-cell table:style-name="Dziennik.A1" office:value-type="string">
            <text:p text:style-name="P13">Komentarz</text:p>
          </table:table-cell>
          <table:table-cell table:style-name="Dziennik.C1" office:value-type="string">
            <text:p text:style-name="P13">Rekomendacje</text:p>
          </table:table-cell>
        </table:table-row>
        <table:table-row>
          <table:table-cell table:style-name="Dziennik.A2" office:value-type="string">
            <text:p text:style-name="P28">25.05.2016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03.06.2016</text:p>
            <text:p text:style-name="P28"/>
            <text:p text:style-name="P28">05.06.2016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<text:soft-page-break/></text:p>
            <text:p text:style-name="P28"/>
            <text:p text:style-name="P28">06.06.2016</text:p>
          </table:table-cell>
          <table:table-cell table:style-name="Dziennik.A2" office:value-type="string">
            <text:p text:style-name="P28">Inicjalizacja projektu na GitHub</text:p>
            <text:p text:style-name="P28"/>
            <text:p text:style-name="P28">Aktualizacja pliku README</text:p>
            <text:p text:style-name="P28"/>
            <text:p text:style-name="P28">Dodanie klasy Runner</text:p>
            <text:p text:style-name="P28"/>
            <text:p text:style-name="P28">Dodanie pierwszej implementacji bez użycia TDD</text:p>
            <text:p text:style-name="P28"/>
            <text:p text:style-name="P28">Dodanie implementacji z prostym testem</text:p>
            <text:p text:style-name="P28"/>
            <text:p text:style-name="P28">Modyfikacja implementacji</text:p>
            <text:p text:style-name="P28"/>
            <text:p text:style-name="P28">Dodanie pliku .project</text:p>
            <text:p text:style-name="P28"/>
            <text:p text:style-name="P28">Dodanie testów</text:p>
            <text:p text:style-name="P28"/>
            <text:p text:style-name="P28">Naprawa konstruktora</text:p>
            <text:p text:style-name="P28"/>
            <text:p text:style-name="P28">Dodanie Junit do pom.xml, usunięcie zduplikowanych testów</text:p>
            <text:p text:style-name="P28"/>
            <text:p text:style-name="P28">Złączenie gałęzi projektu, <text:soft-page-break/>naprawa błędów, refactoring</text:p>
            <text:p text:style-name="P28"/>
            <text:p text:style-name="P28">Dodanie adnotacji JavaDocs w klasie OwnSet</text:p>
            <text:p text:style-name="P28"/>
            <text:p text:style-name="P28">Usunięcie pliku .checkstyle, refactoring testów</text:p>
            <text:p text:style-name="P28"/>
            <text:p text:style-name="P28">Naprawa błędów wywołanych pluginem Checkstyle</text:p>
          </table:table-cell>
          <table:table-cell table:style-name="Dziennik.C2" office:value-type="string">
            <text:p text:style-name="P10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Microsoft Sans Serif" svg:font-family="'Microsoft Sans Serif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Sans Serif1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130%"/>
      <style:text-properties style:font-name="Times New Roman" fo:font-size="12pt" fo:font-weight="bold" officeooo:rsid="000aa3a4" officeooo:paragraph-rsid="000aa3a4" style:font-size-asian="12pt" style:font-weight-asian="bold" style:font-size-complex="12pt" style:font-weight-complex="bold"/>
    </style:style>
    <style:style style:name="MP2" style:family="paragraph" style:parent-style-name="Header">
      <style:paragraph-properties fo:line-height="130%"/>
      <style:text-properties style:font-name="Times New Roman" fo:font-size="12pt" officeooo:rsid="000aa3a4" officeooo:paragraph-rsid="0028e8af" style:font-size-asian="12pt" style:font-size-complex="12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officeooo:rsid="0028d0b5"/>
    </style:style>
    <style:style style:name="MT3" style:family="text">
      <style:text-properties style:font-name="Times New Roman1" officeooo:rsid="0012de05"/>
    </style:style>
    <style:style style:name="MT4" style:family="text">
      <style:text-properties officeooo:rsid="0012de05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azwiska studentów:<text:tab/><text:tab/><text:span text:style-name="MT1"><text:page-number text:select-page="current">5</text:page-number></text:span><text:span text:style-name="MT1"> / </text:span><text:span text:style-name="MT1"><text:page-count>5</text:page-count></text:span></text:p>
        <text:p text:style-name="MP2"><text:span text:style-name="MT2">Bednarczyk, Chruściel, Słota</text:span> <text:span text:style-name="MT3">©</text:span><text:span text:style-name="MT4"> 20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kadiusz Nowakowski</meta:initial-creator>
    <meta:creation-date>2015-05-26T13:03:18.580000000</meta:creation-date>
    <dc:date>2016-06-06T11:13:48.265000000</dc:date>
    <meta:editing-duration>PT56M37S</meta:editing-duration>
    <meta:editing-cycles>34</meta:editing-cycles>
    <meta:generator>LibreOffice/5.1.3.2$Windows_x86 LibreOffice_project/644e4637d1d8544fd9f56425bd6cec110e49301b</meta:generator>
    <meta:document-statistic meta:table-count="4" meta:image-count="0" meta:object-count="0" meta:page-count="5" meta:paragraph-count="79" meta:word-count="402" meta:character-count="3252" meta:non-whitespace-character-count="2929"/>
  </office:meta>
</office:document-meta>
</file>